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Liberation Mono" svg:font-family="'Liberation Mono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00000" style:font-name="Liberation Mono" fo:font-size="10pt" fo:font-weight="normal" fo:background-color="transparent" style:font-name-asian="Liberation Mono" style:font-name-complex="Liberation Mono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m(IOS) <text:s text:c="22"/>Specification Document <text:s text:c="23"/>rm(IOS)</text:p>
      <text:p text:style-name="P2"/>
      <text:p text:style-name="P2"/>
      <text:p text:style-name="P2"/>
      <text:p text:style-name="P1">NAME</text:p>
      <text:p text:style-name="P1"><text:s text:c="7"/>rm - remove files</text:p>
      <text:p text:style-name="P2"/>
      <text:p text:style-name="P1">SYNOPSIS</text:p>
      <text:p text:style-name="P1"><text:s text:c="7"/>rm [FILE]</text:p>
      <text:p text:style-name="P2"/>
      <text:p text:style-name="P1">DESCRIPTION</text:p>
      <text:p text:style-name="P1"><text:tab/>This command is used to delete or remove files and directory of the game.</text:p>
      <text:p text:style-name="P1"/>
      <text:p text:style-name="P1">SEE ALSO</text:p>
      <text:p text:style-name="P1"><text:tab/>System calls used: getcwd.</text:p>
      <text:p text:style-name="P1"><text:tab/></text:p>
      <text:p text:style-name="P1">REPORTING BUGS</text:p>
      <text:p text:style-name="P1"><text:s text:c="7"/>No bugs known.</text:p>
      <text:p text:style-name="P2"/>
      <text:p text:style-name="P1">AUTHOR</text:p>
      <text:p text:style-name="P1"><text:tab/> <text:s/>Written by Jon Rubi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Liberation Mono" svg:font-family="'Liberation Mono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7T18:42:58.396761124</dc:date>
    <meta:editing-duration>PT4S</meta:editing-duration>
    <meta:editing-cycles>1</meta:editing-cycles>
    <meta:document-statistic meta:table-count="0" meta:image-count="0" meta:object-count="0" meta:page-count="1" meta:paragraph-count="14" meta:word-count="43" meta:character-count="320" meta:non-whitespace-character-count="218"/>
    <meta:generator>LibreOffice/6.3.6.2$Linux_X86_64 LibreOffice_project/30$Build-2</meta:generator>
  </office:meta>
</office:document-meta>
</file>